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00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00"/>
    </style:style>
    <style:style style:name="T14_2" style:family="text">
      <style:text-properties fo:background-color="#ffff00"/>
    </style:style>
    <style:style style:name="T14_3" style:family="text">
      <style:text-properties fo:background-color="#ffff00"/>
    </style:style>
    <style:style style:name="T14_4" style:family="text">
      <style:text-properties fo:background-color="#ffff00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00"/>
    </style:style>
    <style:style style:name="T15_2" style:family="text">
      <style:text-properties fo:background-color="#ffff00"/>
    </style:style>
    <style:style style:name="T15_3" style:family="text">
      <style:text-properties fo:background-color="#ffff00"/>
    </style:style>
    <style:style style:name="T15_4" style:family="text">
      <style:text-properties fo:background-color="#ffff00"/>
    </style:style>
    <style:style style:name="T15_5" style:family="text">
      <style:text-properties fo:background-color="#ffff00"/>
    </style:style>
    <style:style style:name="T15_6" style:family="text">
      <style:text-properties fo:background-color="#ffff00"/>
    </style:style>
    <style:style style:name="T15_7" style:family="text">
      <style:text-properties fo:background-color="#ffff00"/>
    </style:style>
    <style:style style:name="T15_8" style:family="text">
      <style:text-properties fo:background-color="#ffff00"/>
    </style:style>
    <style:style style:name="T15_9" style:family="text">
      <style:text-properties fo:background-color="#ffff00"/>
    </style:style>
    <style:style style:name="T15_10" style:family="text">
      <style:text-properties fo:background-color="#ffff00"/>
    </style:style>
    <style:style style:name="T15_11" style:family="text">
      <style:text-properties fo:background-color="#ffff00"/>
    </style:style>
    <style:style style:name="T15_12" style:family="text">
      <style:text-properties fo:background-color="#ffff00"/>
    </style:style>
    <style:style style:name="T15_13" style:family="text">
      <style:text-properties fo:background-color="#ffff00"/>
    </style:style>
    <style:style style:name="T15_14" style:family="text">
      <style:text-properties fo:background-color="#ffff00"/>
    </style:style>
    <style:style style:name="T15_15" style:family="text">
      <style:text-properties fo:background-color="#ffff00"/>
    </style:style>
    <style:style style:name="T15_16" style:family="text">
      <style:text-properties fo:background-color="#ffff00"/>
    </style:style>
    <style:style style:name="T15_17" style:family="text">
      <style:text-properties fo:background-color="#ffff00"/>
    </style:style>
    <style:style style:name="T15_18" style:family="text">
      <style:text-properties fo:background-color="#ffff00"/>
    </style:style>
    <style:style style:name="T15_19" style:family="text">
      <style:text-properties fo:background-color="#ffff00"/>
    </style:style>
    <style:style style:name="T15_20" style:family="text">
      <style:text-properties fo:background-color="#ffff00"/>
    </style:style>
    <style:style style:name="T15_21" style:family="text">
      <style:text-properties fo:background-color="#ffff00"/>
    </style:style>
    <style:style style:name="T15_22" style:family="text">
      <style:text-properties fo:background-color="#ffff00"/>
    </style:style>
    <style:style style:name="T15_23" style:family="text">
      <style:text-properties fo:background-color="#ffff00"/>
    </style:style>
    <style:style style:name="T15_24" style:family="text">
      <style:text-properties fo:background-color="#ffff00"/>
    </style:style>
    <style:style style:name="T15_25" style:family="text">
      <style:text-properties fo:background-color="#ffff00"/>
    </style:style>
    <style:style style:name="T15_26" style:family="text">
      <style:text-properties fo:background-color="#ffff00"/>
    </style:style>
    <style:style style:name="T15_27" style:family="text">
      <style:text-properties fo:background-color="#ffff00"/>
    </style:style>
    <style:style style:name="T15_28" style:family="text">
      <style:text-properties fo:background-color="#ffff00"/>
    </style:style>
    <style:style style:name="T15_29" style:family="text">
      <style:text-properties fo:background-color="#ffff00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background-color="#ffff00"/>
    </style:style>
    <style:style style:name="T16_3" style:family="text">
      <style:text-properties fo:background-color="#ffff00"/>
    </style:style>
    <style:style style:name="T16_4" style:family="text">
      <style:text-properties fo:background-color="#ffff00"/>
    </style:style>
    <style:style style:name="T16_5" style:family="text">
      <style:text-properties fo:background-color="#ffff00"/>
    </style:style>
    <style:style style:name="T16_6" style:family="text">
      <style:text-properties fo:background-color="#ffff00"/>
    </style:style>
    <style:style style:name="T16_7" style:family="text">
      <style:text-properties fo:background-color="#ffff00"/>
    </style:style>
    <style:style style:name="T16_8" style:family="text">
      <style:text-properties fo:background-color="#ffff00"/>
    </style:style>
    <style:style style:name="T16_9" style:family="text">
      <style:text-properties fo:background-color="#ffff00"/>
    </style:style>
    <style:style style:name="T16_10" style:family="text">
      <style:text-properties fo:background-color="#ffff00"/>
    </style:style>
    <style:style style:name="T16_11" style:family="text">
      <style:text-properties fo:background-color="#ffff00"/>
    </style:style>
    <style:style style:name="T16_12" style:family="text">
      <style:text-properties fo:background-color="#ffff00"/>
    </style:style>
    <style:style style:name="T16_13" style:family="text">
      <style:text-properties fo:background-color="#ffff00"/>
    </style:style>
    <style:style style:name="T16_14" style:family="text">
      <style:text-properties fo:background-color="#ffff00"/>
    </style:style>
    <style:style style:name="T16_15" style:family="text">
      <style:text-properties fo:background-color="#ffff00"/>
    </style:style>
    <style:style style:name="T16_16" style:family="text">
      <style:text-properties fo:background-color="#ffff00"/>
    </style:style>
    <style:style style:name="T16_17" style:family="text">
      <style:text-properties fo:background-color="#ffff00"/>
    </style:style>
    <style:style style:name="T16_18" style:family="text">
      <style:text-properties fo:background-color="#ffff00"/>
    </style:style>
    <style:style style:name="T16_19" style:family="text">
      <style:text-properties fo:background-color="#ffff00"/>
    </style:style>
    <style:style style:name="T16_20" style:family="text">
      <style:text-properties fo:background-color="#ffff00"/>
    </style:style>
    <style:style style:name="T16_21" style:family="text">
      <style:text-properties fo:background-color="#ffff00"/>
    </style:style>
    <style:style style:name="T16_22" style:family="text">
      <style:text-properties fo:background-color="#ffff00"/>
    </style:style>
    <style:style style:name="T16_23" style:family="text">
      <style:text-properties fo:background-color="#ffff00"/>
    </style:style>
    <style:style style:name="T16_24" style:family="text">
      <style:text-properties fo:background-color="#ffff00"/>
    </style:style>
    <style:style style:name="T16_25" style:family="text">
      <style:text-properties fo:background-color="#ffff00"/>
    </style:style>
    <style:style style:name="T16_26" style:family="text">
      <style:text-properties fo:background-color="#ffff00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00"/>
    </style:style>
    <style:style style:name="T17_2" style:family="text">
      <style:text-properties fo:background-color="#ffff00"/>
    </style:style>
    <style:style style:name="T17_3" style:family="text">
      <style:text-properties fo:background-color="#ffff00"/>
    </style:style>
    <style:style style:name="T17_4" style:family="text">
      <style:text-properties fo:background-color="#ffff00"/>
    </style:style>
    <style:style style:name="T17_5" style:family="text">
      <style:text-properties fo:background-color="#ffff00"/>
    </style:style>
    <style:style style:name="T17_6" style:family="text">
      <style:text-properties fo:background-color="#ffff00"/>
    </style:style>
    <style:style style:name="T17_7" style:family="text">
      <style:text-properties fo:background-color="#ffff00"/>
    </style:style>
    <style:style style:name="T17_8" style:family="text">
      <style:text-properties fo:background-color="#ffff00"/>
    </style:style>
    <style:style style:name="T17_9" style:family="text">
      <style:text-properties fo:background-color="#ffff00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00"/>
    </style:style>
    <style:style style:name="T19_2" style:family="text">
      <style:text-properties fo:background-color="#ffff00"/>
    </style:style>
    <style:style style:name="T19_3" style:family="text">
      <style:text-properties fo:background-color="#ffff00"/>
    </style:style>
    <style:style style:name="T19_4" style:family="text">
      <style:text-properties fo:background-color="#ffff00"/>
    </style:style>
    <style:style style:name="T19_5" style:family="text">
      <style:text-properties fo:background-color="#ffff00"/>
    </style:style>
    <style:style style:name="T19_6" style:family="text">
      <style:text-properties fo:background-color="#ffff00"/>
    </style:style>
    <style:style style:name="T19_7" style:family="text">
      <style:text-properties fo:background-color="#ffff00"/>
    </style:style>
    <style:style style:name="T19_8" style:family="text">
      <style:text-properties fo:background-color="#ffff00"/>
    </style:style>
    <style:style style:name="T19_9" style:family="text">
      <style:text-properties fo:background-color="#ffff00"/>
    </style:style>
    <style:style style:name="T19_10" style:family="text">
      <style:text-properties fo:background-color="#ffff00"/>
    </style:style>
    <style:style style:name="T19_11" style:family="text">
      <style:text-properties fo:background-color="#ffff00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00"/>
    </style:style>
    <style:style style:name="T21_2" style:family="text">
      <style:text-properties fo:background-color="#ffff00"/>
    </style:style>
    <style:style style:name="T21_3" style:family="text">
      <style:text-properties fo:background-color="#ffff00"/>
    </style:style>
    <style:style style:name="T21_4" style:family="text">
      <style:text-properties fo:background-color="#ffff00"/>
    </style:style>
    <style:style style:name="T21_5" style:family="text">
      <style:text-properties fo:background-color="#ffff00"/>
    </style:style>
    <style:style style:name="T21_6" style:family="text">
      <style:text-properties fo:background-color="#ffff00"/>
    </style:style>
    <style:style style:name="T21_7" style:family="text">
      <style:text-properties fo:background-color="#ffff00"/>
    </style:style>
    <style:style style:name="T21_8" style:family="text">
      <style:text-properties fo:background-color="#ffff00"/>
    </style:style>
    <style:style style:name="T21_9" style:family="text">
      <style:text-properties fo:background-color="#ffff00"/>
    </style:style>
    <style:style style:name="T21_10" style:family="text">
      <style:text-properties fo:background-color="#ffff00"/>
    </style:style>
    <style:style style:name="T21_11" style:family="text">
      <style:text-properties fo:background-color="#ffff00"/>
    </style:style>
    <style:style style:name="T21_12" style:family="text">
      <style:text-properties fo:background-color="#ffff00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00"/>
    </style:style>
    <style:style style:name="T23_2" style:family="text">
      <style:text-properties fo:background-color="#ffff00"/>
    </style:style>
    <style:style style:name="T23_3" style:family="text">
      <style:text-properties fo:background-color="#ffff00"/>
    </style:style>
    <style:style style:name="T23_4" style:family="text">
      <style:text-properties fo:background-color="#ffff00"/>
    </style:style>
    <style:style style:name="T23_5" style:family="text">
      <style:text-properties fo:background-color="#ffff00"/>
    </style:style>
    <style:style style:name="T23_6" style:family="text">
      <style:text-properties fo:background-color="#ffff00"/>
    </style:style>
    <style:style style:name="T23_7" style:family="text">
      <style:text-properties fo:background-color="#ffff00"/>
    </style:style>
    <style:style style:name="T23_8" style:family="text">
      <style:text-properties fo:background-color="#ffff00"/>
    </style:style>
    <style:style style:name="T23_9" style:family="text">
      <style:text-properties fo:background-color="#ffff00"/>
    </style:style>
    <style:style style:name="T23_10" style:family="text">
      <style:text-properties fo:background-color="#ffff00"/>
    </style:style>
    <style:style style:name="T23_11" style:family="text">
      <style:text-properties fo:background-color="#ffff00"/>
    </style:style>
    <style:style style:name="T23_12" style:family="text">
      <style:text-properties fo:background-color="#ffff00"/>
    </style:style>
    <style:style style:name="T23_13" style:family="text">
      <style:text-properties fo:background-color="#ffff00"/>
    </style:style>
    <style:style style:name="T23_14" style:family="text">
      <style:text-properties fo:background-color="#ffff00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00"/>
    </style:style>
    <style:style style:name="T24_2" style:family="text">
      <style:text-properties fo:background-color="#ffff00"/>
    </style:style>
    <style:style style:name="T24_3" style:family="text">
      <style:text-properties fo:background-color="#ffff00"/>
    </style:style>
    <style:style style:name="T24_4" style:family="text">
      <style:text-properties fo:background-color="#ffff00"/>
    </style:style>
    <style:style style:name="T24_5" style:family="text">
      <style:text-properties fo:background-color="#ffff00"/>
    </style:style>
    <style:style style:name="T24_6" style:family="text">
      <style:text-properties fo:background-color="#ffff00"/>
    </style:style>
    <style:style style:name="T24_7" style:family="text">
      <style:text-properties fo:background-color="#ffff00"/>
    </style:style>
    <style:style style:name="T24_8" style:family="text">
      <style:text-properties fo:background-color="#ffff00"/>
    </style:style>
    <style:style style:name="T24_9" style:family="text">
      <style:text-properties fo:background-color="#ffff00"/>
    </style:style>
    <style:style style:name="T24_10" style:family="text">
      <style:text-properties fo:background-color="#ffff00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00"/>
    </style:style>
    <style:style style:name="T26_2" style:family="text">
      <style:text-properties fo:background-color="#ffff00"/>
    </style:style>
    <style:style style:name="T26_3" style:family="text">
      <style:text-properties fo:background-color="#ffff00"/>
    </style:style>
    <style:style style:name="T26_4" style:family="text">
      <style:text-properties fo:background-color="#ffff00"/>
    </style:style>
    <style:style style:name="T26_5" style:family="text">
      <style:text-properties fo:background-color="#ffff00"/>
    </style:style>
    <style:style style:name="T26_6" style:family="text">
      <style:text-properties fo:background-color="#ffff00"/>
    </style:style>
    <style:style style:name="T26_7" style:family="text">
      <style:text-properties fo:background-color="#ffff00"/>
    </style:style>
    <style:style style:name="T26_8" style:family="text">
      <style:text-properties fo:background-color="#ffff00"/>
    </style:style>
    <style:style style:name="T26_9" style:family="text">
      <style:text-properties fo:background-color="#ffff00"/>
    </style:style>
    <style:style style:name="T26_10" style:family="text">
      <style:text-properties fo:background-color="#ffff00"/>
    </style:style>
    <style:style style:name="T26_11" style:family="text">
      <style:text-properties fo:background-color="#ffff00"/>
    </style:style>
    <style:style style:name="T26_12" style:family="text">
      <style:text-properties fo:background-color="#ffff00"/>
    </style:style>
    <style:style style:name="T26_13" style:family="text">
      <style:text-properties fo:background-color="#ffff00"/>
    </style:style>
    <style:style style:name="T26_14" style:family="text">
      <style:text-properties fo:background-color="#ffff00"/>
    </style:style>
    <style:style style:name="T26_15" style:family="text">
      <style:text-properties fo:background-color="#ffff00"/>
    </style:style>
    <style:style style:name="T26_16" style:family="text">
      <style:text-properties fo:background-color="#ffff00"/>
    </style:style>
    <style:style style:name="T26_17" style:family="text">
      <style:text-properties fo:background-color="#ffff00"/>
    </style:style>
    <style:style style:name="T26_18" style:family="text">
      <style:text-properties fo:background-color="#ffff00"/>
    </style:style>
    <style:style style:name="T26_19" style:family="text">
      <style:text-properties fo:background-color="#ffff00"/>
    </style:style>
    <style:style style:name="T26_20" style:family="text">
      <style:text-properties fo:background-color="#ffff00"/>
    </style:style>
    <style:style style:name="T26_21" style:family="text">
      <style:text-properties fo:background-color="#ffff00"/>
    </style:style>
    <style:style style:name="T26_22" style:family="text">
      <style:text-properties fo:background-color="#ffff00"/>
    </style:style>
    <style:style style:name="T26_23" style:family="text">
      <style:text-properties fo:background-color="#ffff00"/>
    </style:style>
    <style:style style:name="T26_24" style:family="text">
      <style:text-properties fo:background-color="#ffff00"/>
    </style:style>
    <style:style style:name="T26_25" style:family="text">
      <style:text-properties fo:background-color="#ffff00"/>
    </style:style>
    <style:style style:name="T26_26" style:family="text">
      <style:text-properties fo:background-color="#ffff00"/>
    </style:style>
    <style:style style:name="T26_27" style:family="text">
      <style:text-properties fo:background-color="#ffff00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00"/>
    </style:style>
    <style:style style:name="T27_2" style:family="text">
      <style:text-properties fo:background-color="#ffff00"/>
    </style:style>
    <style:style style:name="T27_3" style:family="text">
      <style:text-properties fo:background-color="#ffff00"/>
    </style:style>
    <style:style style:name="T27_4" style:family="text">
      <style:text-properties fo:background-color="#ffff00"/>
    </style:style>
    <style:style style:name="T27_5" style:family="text">
      <style:text-properties fo:background-color="#ffff00"/>
    </style:style>
    <style:style style:name="T27_6" style:family="text">
      <style:text-properties fo:background-color="#ffff00"/>
    </style:style>
    <style:style style:name="T27_7" style:family="text">
      <style:text-properties fo:background-color="#ffff00"/>
    </style:style>
    <style:style style:name="T27_8" style:family="text">
      <style:text-properties fo:background-color="#ffff00"/>
    </style:style>
    <style:style style:name="T27_9" style:family="text">
      <style:text-properties fo:background-color="#ffff00"/>
    </style:style>
    <style:style style:name="T27_10" style:family="text">
      <style:text-properties fo:background-color="#ffff00"/>
    </style:style>
    <style:style style:name="T27_11" style:family="text">
      <style:text-properties fo:background-color="#ffff00"/>
    </style:style>
    <style:style style:name="T27_12" style:family="text">
      <style:text-properties fo:background-color="#ffff00"/>
    </style:style>
    <style:style style:name="T27_13" style:family="text">
      <style:text-properties fo:background-color="#ffff00"/>
    </style:style>
    <style:style style:name="T27_14" style:family="text">
      <style:text-properties fo:background-color="#ffff00"/>
    </style:style>
    <style:style style:name="T27_15" style:family="text">
      <style:text-properties fo:background-color="#ffff00"/>
    </style:style>
    <style:style style:name="T27_16" style:family="text">
      <style:text-properties fo:background-color="#ffff00"/>
    </style:style>
    <style:style style:name="T27_17" style:family="text">
      <style:text-properties fo:background-color="#ffff00"/>
    </style:style>
    <style:style style:name="T27_18" style:family="text">
      <style:text-properties fo:background-color="#ffff00"/>
    </style:style>
    <style:style style:name="T27_19" style:family="text">
      <style:text-properties fo:background-color="#ffff00"/>
    </style:style>
    <style:style style:name="T27_20" style:family="text">
      <style:text-properties fo:background-color="#ffff00"/>
    </style:style>
    <style:style style:name="T27_21" style:family="text">
      <style:text-properties fo:background-color="#ffff00"/>
    </style:style>
    <style:style style:name="T27_22" style:family="text">
      <style:text-properties fo:background-color="#ffff00"/>
    </style:style>
    <style:style style:name="T27_23" style:family="text">
      <style:text-properties fo:background-color="#ffff00"/>
    </style:style>
    <style:style style:name="T27_24" style:family="text">
      <style:text-properties fo:background-color="#ffff00"/>
    </style:style>
    <style:style style:name="T27_25" style:family="text">
      <style:text-properties fo:background-color="#ffff00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00"/>
    </style:style>
    <style:style style:name="T28_2" style:family="text">
      <style:text-properties fo:background-color="#ffff00"/>
    </style:style>
    <style:style style:name="T28_3" style:family="text">
      <style:text-properties fo:background-color="#ffff00"/>
    </style:style>
    <style:style style:name="T28_4" style:family="text">
      <style:text-properties fo:background-color="#ffff00"/>
    </style:style>
    <style:style style:name="T28_5" style:family="text">
      <style:text-properties fo:background-color="#ffff00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00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00"/>
    </style:style>
    <style:style style:name="T31_2" style:family="text">
      <style:text-properties fo:background-color="#ffff00"/>
    </style:style>
    <style:style style:name="T31_3" style:family="text">
      <style:text-properties fo:background-color="#ffff00"/>
    </style:style>
    <style:style style:name="T31_4" style:family="text">
      <style:text-properties fo:background-color="#ffff00"/>
    </style:style>
    <style:style style:name="T31_5" style:family="text">
      <style:text-properties fo:background-color="#ffff00"/>
    </style:style>
    <style:style style:name="T31_6" style:family="text">
      <style:text-properties fo:background-color="#ffff00"/>
    </style:style>
    <style:style style:name="T31_7" style:family="text">
      <style:text-properties fo:background-color="#ffff00"/>
    </style:style>
    <style:style style:name="T31_8" style:family="text">
      <style:text-properties fo:background-color="#ffff00"/>
    </style:style>
    <style:style style:name="T31_9" style:family="text">
      <style:text-properties fo:background-color="#ffff00"/>
    </style:style>
    <style:style style:name="T31_10" style:family="text">
      <style:text-properties fo:background-color="#ffff00"/>
    </style:style>
    <style:style style:name="T31_11" style:family="text">
      <style:text-properties fo:background-color="#ffff00"/>
    </style:style>
    <style:style style:name="T31_12" style:family="text">
      <style:text-properties fo:background-color="#ffff00"/>
    </style:style>
    <style:style style:name="T31_13" style:family="text">
      <style:text-properties fo:background-color="#ffff00"/>
    </style:style>
    <style:style style:name="T31_14" style:family="text">
      <style:text-properties fo:background-color="#ffff00"/>
    </style:style>
    <style:style style:name="T31_15" style:family="text">
      <style:text-properties fo:background-color="#ffff00"/>
    </style:style>
    <style:style style:name="T31_16" style:family="text">
      <style:text-properties fo:background-color="#ffff00"/>
    </style:style>
    <style:style style:name="T31_17" style:family="text">
      <style:text-properties fo:background-color="#ffff00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00"/>
    </style:style>
    <style:style style:name="T33_2" style:family="text">
      <style:text-properties fo:background-color="#ffff00"/>
    </style:style>
    <style:style style:name="T33_3" style:family="text">
      <style:text-properties fo:background-color="#ffff00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00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background-color="#ffff00"/>
    </style:style>
    <style:style style:name="P40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00"/>
    </style:style>
    <style:style style:name="T41_2" style:family="text">
      <style:text-properties fo:background-color="#ffff00"/>
    </style:style>
    <style:style style:name="T41_3" style:family="text">
      <style:text-properties fo:background-color="#ffff00"/>
    </style:style>
    <style:style style:name="T41_4" style:family="text">
      <style:text-properties fo:background-color="#ffff00"/>
    </style:style>
    <style:style style:name="T41_5" style:family="text">
      <style:text-properties fo:background-color="#ffff00"/>
    </style:style>
    <style:style style:name="T41_6" style:family="text">
      <style:text-properties fo:background-color="#ffff00"/>
    </style:style>
    <style:style style:name="T41_7" style:family="text">
      <style:text-properties fo:background-color="#ffff00"/>
    </style:style>
    <style:style style:name="T41_8" style:family="text">
      <style:text-properties fo:background-color="#ffff00"/>
    </style:style>
    <style:style style:name="T41_9" style:family="text">
      <style:text-properties fo:background-color="#ffff00"/>
    </style:style>
    <style:style style:name="T41_10" style:family="text">
      <style:text-properties fo:background-color="#ffff00"/>
    </style:style>
    <style:style style:name="T41_11" style:family="text">
      <style:text-properties fo:background-color="#ffff00"/>
    </style:style>
    <style:style style:name="T41_12" style:family="text">
      <style:text-properties fo:background-color="#ffff00"/>
    </style:style>
    <style:style style:name="T41_13" style:family="text">
      <style:text-properties fo:background-color="#ffff00"/>
    </style:style>
    <style:style style:name="T41_14" style:family="text">
      <style:text-properties fo:background-color="#ffff00"/>
    </style:style>
    <style:style style:name="T41_15" style:family="text">
      <style:text-properties fo:background-color="#ffff00"/>
    </style:style>
    <style:style style:name="T41_16" style:family="text">
      <style:text-properties fo:background-color="#ffff00"/>
    </style:style>
    <style:style style:name="T41_17" style:family="text">
      <style:text-properties fo:background-color="#ffff00"/>
    </style:style>
    <style:style style:name="T41_18" style:family="text">
      <style:text-properties fo:background-color="#ffff00"/>
    </style:style>
    <style:style style:name="T41_19" style:family="text">
      <style:text-properties fo:background-color="#ffff00"/>
    </style:style>
    <style:style style:name="T41_20" style:family="text">
      <style:text-properties fo:background-color="#ffff00"/>
    </style:style>
    <style:style style:name="T41_21" style:family="text">
      <style:text-properties fo:background-color="#ffff00"/>
    </style:style>
    <style:style style:name="T41_22" style:family="text">
      <style:text-properties fo:background-color="#ffff00"/>
    </style:style>
    <style:style style:name="T41_23" style:family="text">
      <style:text-properties fo:background-color="#ffff00"/>
    </style:style>
    <style:style style:name="T41_24" style:family="text">
      <style:text-properties fo:background-color="#ffff00"/>
    </style:style>
    <style:style style:name="T41_25" style:family="text">
      <style:text-properties fo:background-color="#ffff00"/>
    </style:style>
    <style:style style:name="T41_26" style:family="text">
      <style:text-properties fo:background-color="#ffff00"/>
    </style:style>
    <style:style style:name="T41_27" style:family="text">
      <style:text-properties fo:background-color="#ffff00"/>
    </style:style>
    <style:style style:name="T41_28" style:family="text">
      <style:text-properties fo:background-color="#ffff00"/>
    </style:style>
    <style:style style:name="T41_29" style:family="text">
      <style:text-properties fo:background-color="#ffff00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00"/>
    </style:style>
    <style:style style:name="T42_2" style:family="text">
      <style:text-properties fo:background-color="#ffff00"/>
    </style:style>
    <style:style style:name="T42_3" style:family="text">
      <style:text-properties fo:background-color="#ffff00"/>
    </style:style>
    <style:style style:name="T42_4" style:family="text">
      <style:text-properties fo:background-color="#ffff00"/>
    </style:style>
    <style:style style:name="T42_5" style:family="text">
      <style:text-properties fo:background-color="#ffff00"/>
    </style:style>
    <style:style style:name="P43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00"/>
    </style:style>
    <style:style style:name="T44_2" style:family="text">
      <style:text-properties fo:background-color="#ffff00"/>
    </style:style>
    <style:style style:name="T44_3" style:family="text">
      <style:text-properties fo:background-color="#ffff00"/>
    </style:style>
    <style:style style:name="T44_4" style:family="text">
      <style:text-properties fo:background-color="#ffff00"/>
    </style:style>
    <style:style style:name="T44_5" style:family="text">
      <style:text-properties fo:background-color="#ffff00"/>
    </style:style>
    <style:style style:name="T44_6" style:family="text">
      <style:text-properties fo:background-color="#ffff00"/>
    </style:style>
    <style:style style:name="T44_7" style:family="text">
      <style:text-properties fo:background-color="#ffff00"/>
    </style:style>
    <style:style style:name="T44_8" style:family="text">
      <style:text-properties fo:background-color="#ffff00"/>
    </style:style>
    <style:style style:name="T44_9" style:family="text">
      <style:text-properties fo:background-color="#ffff00"/>
    </style:style>
    <style:style style:name="T44_10" style:family="text">
      <style:text-properties fo:background-color="#ffff00"/>
    </style:style>
    <style:style style:name="T44_11" style:family="text">
      <style:text-properties fo:background-color="#ffff00"/>
    </style:style>
    <style:style style:name="T44_12" style:family="text">
      <style:text-properties fo:background-color="#ffff00"/>
    </style:style>
    <style:style style:name="T44_13" style:family="text">
      <style:text-properties fo:background-color="#ffff00"/>
    </style:style>
    <style:style style:name="T44_14" style:family="text">
      <style:text-properties fo:background-color="#ffff00"/>
    </style:style>
    <style:style style:name="T44_15" style:family="text">
      <style:text-properties fo:background-color="#ffff00"/>
    </style:style>
    <style:style style:name="T44_16" style:family="text">
      <style:text-properties fo:background-color="#ffff00"/>
    </style:style>
    <style:style style:name="T44_17" style:family="text">
      <style:text-properties fo:background-color="#ffff00"/>
    </style:style>
    <style:style style:name="T44_18" style:family="text">
      <style:text-properties fo:background-color="#ffff00"/>
    </style:style>
    <style:style style:name="T44_19" style:family="text">
      <style:text-properties fo:background-color="#ffff00"/>
    </style:style>
    <style:style style:name="T44_20" style:family="text">
      <style:text-properties fo:background-color="#ffff00"/>
    </style:style>
    <style:style style:name="T44_21" style:family="text">
      <style:text-properties fo:background-color="#ffff00"/>
    </style:style>
    <style:style style:name="T44_22" style:family="text">
      <style:text-properties fo:background-color="#ffff00"/>
    </style:style>
    <style:style style:name="T44_23" style:family="text">
      <style:text-properties fo:background-color="#ffff00"/>
    </style:style>
    <style:style style:name="T44_24" style:family="text">
      <style:text-properties fo:background-color="#ffff00"/>
    </style:style>
    <style:style style:name="T44_25" style:family="text">
      <style:text-properties fo:background-color="#ffff00"/>
    </style:style>
    <style:style style:name="T44_26" style:family="text">
      <style:text-properties fo:background-color="#ffff00"/>
    </style:style>
    <style:style style:name="T44_27" style:family="text">
      <style:text-properties fo:background-color="#ffff00"/>
    </style:style>
    <style:style style:name="T44_28" style:family="text">
      <style:text-properties fo:background-color="#ffff00"/>
    </style:style>
    <style:style style:name="T44_29" style:family="text">
      <style:text-properties fo:background-color="#ffff00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00"/>
    </style:style>
    <style:style style:name="T45_2" style:family="text">
      <style:text-properties fo:background-color="#ffff00"/>
    </style:style>
    <style:style style:name="T45_3" style:family="text">
      <style:text-properties fo:background-color="#ffff00"/>
    </style:style>
    <style:style style:name="T45_4" style:family="text">
      <style:text-properties fo:background-color="#ffff00"/>
    </style:style>
    <style:style style:name="T45_5" style:family="text">
      <style:text-properties fo:background-color="#ffff00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00"/>
    </style:style>
    <style:style style:name="T47_2" style:family="text">
      <style:text-properties fo:background-color="#ffff00"/>
    </style:style>
    <style:style style:name="T47_3" style:family="text">
      <style:text-properties fo:background-color="#ffff00"/>
    </style:style>
    <style:style style:name="T47_4" style:family="text">
      <style:text-properties fo:background-color="#ffff00"/>
    </style:style>
    <style:style style:name="T47_5" style:family="text">
      <style:text-properties fo:background-color="#ffff00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00"/>
    </style:style>
    <style:style style:name="T48_2" style:family="text">
      <style:text-properties fo:background-color="#ffff00"/>
    </style:style>
    <style:style style:name="T48_3" style:family="text">
      <style:text-properties fo:background-color="#ffff00"/>
    </style:style>
    <style:style style:name="T48_4" style:family="text">
      <style:text-properties fo:background-color="#ffff00"/>
    </style:style>
    <style:style style:name="T48_5" style:family="text">
      <style:text-properties fo:background-color="#ffff00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00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>
      <style:text-properties fo:background-color="#ffff00"/>
    </style:style>
    <style:style style:name="P55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00"/>
    </style:style>
    <style:style style:name="T56_2" style:family="text">
      <style:text-properties fo:background-color="#ffff00"/>
    </style:style>
    <style:style style:name="T56_3" style:family="text">
      <style:text-properties fo:background-color="#ffff00"/>
    </style:style>
    <style:style style:name="T56_4" style:family="text">
      <style:text-properties fo:background-color="#ffff00"/>
    </style:style>
    <style:style style:name="T56_5" style:family="text">
      <style:text-properties fo:background-color="#ffff00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00"/>
    </style:style>
    <style:style style:name="T57_2" style:family="text">
      <style:text-properties fo:background-color="#ffff00"/>
    </style:style>
    <style:style style:name="T57_3" style:family="text">
      <style:text-properties fo:background-color="#ffff00"/>
    </style:style>
    <style:style style:name="T57_4" style:family="text">
      <style:text-properties fo:background-color="#ffff00"/>
    </style:style>
    <style:style style:name="T57_5" style:family="text">
      <style:text-properties fo:background-color="#ffff00"/>
    </style:style>
    <style:style style:name="P58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00"/>
    </style:style>
    <style:style style:name="T59_2" style:family="text">
      <style:text-properties fo:background-color="#ffff00"/>
    </style:style>
    <style:style style:name="T59_3" style:family="text">
      <style:text-properties fo:background-color="#ffff00"/>
    </style:style>
    <style:style style:name="T59_4" style:family="text">
      <style:text-properties fo:background-color="#ffff00"/>
    </style:style>
    <style:style style:name="T59_5" style:family="text">
      <style:text-properties fo:background-color="#ffff00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00"/>
    </style:style>
    <style:style style:name="T60_2" style:family="text">
      <style:text-properties fo:background-color="#ffff00"/>
    </style:style>
    <style:style style:name="T60_3" style:family="text">
      <style:text-properties fo:background-color="#ffff00"/>
    </style:style>
    <style:style style:name="T60_4" style:family="text">
      <style:text-properties fo:background-color="#ffff00"/>
    </style:style>
    <style:style style:name="T60_5" style:family="text">
      <style:text-properties fo:background-color="#ffff00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00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>
      <style:text-properties fo:background-color="#ffff00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00"/>
    </style:style>
    <style:style style:name="T67_2" style:family="text">
      <style:text-properties fo:background-color="#ffff00"/>
    </style:style>
    <style:style style:name="T67_3" style:family="text">
      <style:text-properties fo:background-color="#ffff00"/>
    </style:style>
    <style:style style:name="T67_4" style:family="text">
      <style:text-properties fo:background-color="#ffff00"/>
    </style:style>
    <style:style style:name="T67_5" style:family="text">
      <style:text-properties fo:background-color="#ffff00"/>
    </style:style>
    <style:style style:name="T67_6" style:family="text">
      <style:text-properties fo:background-color="#ffff00"/>
    </style:style>
    <style:style style:name="T67_7" style:family="text">
      <style:text-properties fo:background-color="#ffff00"/>
    </style:style>
    <style:style style:name="T67_8" style:family="text">
      <style:text-properties fo:background-color="#ffff00"/>
    </style:style>
    <style:style style:name="T67_9" style:family="text">
      <style:text-properties fo:background-color="#ffff00"/>
    </style:style>
    <style:style style:name="T67_10" style:family="text">
      <style:text-properties fo:background-color="#ffff00"/>
    </style:style>
    <style:style style:name="T67_11" style:family="text">
      <style:text-properties fo:background-color="#ffff00"/>
    </style:style>
    <style:style style:name="T67_12" style:family="text">
      <style:text-properties fo:background-color="#ffff00"/>
    </style:style>
    <style:style style:name="T67_13" style:family="text">
      <style:text-properties fo:background-color="#ffff00"/>
    </style:style>
    <style:style style:name="T67_14" style:family="text">
      <style:text-properties fo:background-color="#ffff00"/>
    </style:style>
    <style:style style:name="T67_15" style:family="text">
      <style:text-properties fo:background-color="#ffff00"/>
    </style:style>
    <style:style style:name="T67_16" style:family="text">
      <style:text-properties fo:background-color="#ffff00"/>
    </style:style>
    <style:style style:name="T67_17" style:family="text">
      <style:text-properties fo:background-color="#ffff00"/>
    </style:style>
    <style:style style:name="T67_18" style:family="text">
      <style:text-properties fo:background-color="#ffff00"/>
    </style:style>
    <style:style style:name="T67_19" style:family="text">
      <style:text-properties fo:background-color="#ffff00"/>
    </style:style>
    <style:style style:name="T67_20" style:family="text">
      <style:text-properties fo:background-color="#ffff00"/>
    </style:style>
    <style:style style:name="T67_21" style:family="text">
      <style:text-properties fo:background-color="#ffff00"/>
    </style:style>
    <style:style style:name="T67_22" style:family="text">
      <style:text-properties fo:background-color="#ffff00"/>
    </style:style>
    <style:style style:name="T67_23" style:family="text">
      <style:text-properties fo:background-color="#ffff00"/>
    </style:style>
    <style:style style:name="P68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00"/>
    </style:style>
    <style:style style:name="T69_2" style:family="text">
      <style:text-properties fo:background-color="#ffff00"/>
    </style:style>
    <style:style style:name="T69_3" style:family="text">
      <style:text-properties fo:background-color="#ffff00"/>
    </style:style>
    <style:style style:name="T69_4" style:family="text">
      <style:text-properties fo:background-color="#ffff00"/>
    </style:style>
    <style:style style:name="T69_5" style:family="text">
      <style:text-properties fo:background-color="#ffff00"/>
    </style:style>
    <style:style style:name="T69_6" style:family="text">
      <style:text-properties fo:background-color="#ffff00"/>
    </style:style>
    <style:style style:name="T69_7" style:family="text">
      <style:text-properties fo:background-color="#ffff00"/>
    </style:style>
    <style:style style:name="T69_8" style:family="text">
      <style:text-properties fo:background-color="#ffff00"/>
    </style:style>
    <style:style style:name="T69_9" style:family="text">
      <style:text-properties fo:background-color="#ffff00"/>
    </style:style>
    <style:style style:name="T69_10" style:family="text">
      <style:text-properties fo:background-color="#ffff00"/>
    </style:style>
    <style:style style:name="T69_11" style:family="text">
      <style:text-properties fo:background-color="#ffff00"/>
    </style:style>
    <style:style style:name="T69_12" style:family="text">
      <style:text-properties fo:background-color="#ffff00"/>
    </style:style>
    <style:style style:name="T69_13" style:family="text">
      <style:text-properties fo:background-color="#ffff00"/>
    </style:style>
    <style:style style:name="T69_14" style:family="text">
      <style:text-properties fo:background-color="#ffff00"/>
    </style:style>
    <style:style style:name="T69_15" style:family="text">
      <style:text-properties fo:background-color="#ffff00"/>
    </style:style>
    <style:style style:name="T69_16" style:family="text">
      <style:text-properties fo:background-color="#ffff00"/>
    </style:style>
    <style:style style:name="T69_17" style:family="text">
      <style:text-properties fo:background-color="#ffff00"/>
    </style:style>
    <style:style style:name="T69_18" style:family="text">
      <style:text-properties fo:background-color="#ffff00"/>
    </style:style>
    <style:style style:name="T69_19" style:family="text">
      <style:text-properties fo:background-color="#ffff00"/>
    </style:style>
    <style:style style:name="T69_20" style:family="text">
      <style:text-properties fo:background-color="#ffff00"/>
    </style:style>
    <style:style style:name="T69_21" style:family="text">
      <style:text-properties fo:background-color="#ffff00"/>
    </style:style>
    <style:style style:name="T69_22" style:family="text">
      <style:text-properties fo:background-color="#ffff00"/>
    </style:style>
    <style:style style:name="T69_23" style:family="text">
      <style:text-properties fo:background-color="#ffff00"/>
    </style:style>
    <style:style style:name="P70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00"/>
    </style:style>
    <style:style style:name="T71_2" style:family="text">
      <style:text-properties fo:background-color="#ffff00"/>
    </style:style>
    <style:style style:name="T71_3" style:family="text">
      <style:text-properties fo:background-color="#ffff00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00"/>
    </style:style>
    <style:style style:name="P73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7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n</text:span><text:span text:style-name="T1_2"><text:s/></text:span><text:span text:style-name="T1_3">this</text:span><text:span text:style-name="T1_4"><text:s/></text:span><text:span text:style-name="T1_5">diagram</text:span><text:span text:style-name="T1_6">,<text:s/></text:span><text:span text:style-name="T1_7">all</text:span><text:span text:style-name="T1_8"><text:s/></text:span><text:span text:style-name="T1_9">highlighted</text:span><text:span text:style-name="T1_10"><text:s/></text:span><text:span text:style-name="T1_11">lines</text:span><text:span text:style-name="T1_12"><text:s/></text:span><text:span text:style-name="T1_13">of</text:span><text:span text:style-name="T1_14"><text:s/></text:span><text:span text:style-name="T1_15">code</text:span><text:span text:style-name="T1_16"><text:s/></text:span><text:span text:style-name="T1_17">are</text:span><text:span text:style-name="T1_18"><text:s/></text:span><text:span text:style-name="T1_19">a</text:span><text:span text:style-name="T1_20"><text:s/></text:span><text:span text:style-name="T1_21">block</text:span></text:p>
      <text:p text:style-name="P2"/>
      <text:p text:style-name="P3"><text:span text:style-name="T3_1">#</text:span><text:span text:style-name="T3_2">include</text:span><text:span text:style-name="T3_3"><text:s/>&lt;</text:span><text:span text:style-name="T3_4">iostream</text:span><text:span text:style-name="T3_5">&gt;</text:span></text:p>
      <text:p text:style-name="P4"><text:span text:style-name="T4_1">#</text:span><text:span text:style-name="T4_2">include</text:span><text:span text:style-name="T4_3"><text:s/>&lt;</text:span><text:span text:style-name="T4_4">cstdlib</text:span><text:span text:style-name="T4_5">&gt;</text:span></text:p>
      <text:p text:style-name="P5"/>
      <text:p text:style-name="P6"><text:span text:style-name="T6_1">using</text:span><text:span text:style-name="T6_2"><text:s/></text:span><text:span text:style-name="T6_3">namespace</text:span><text:span text:style-name="T6_4"><text:s/></text:span><text:span text:style-name="T6_5">std</text:span><text:span text:style-name="T6_6">;</text:span></text:p>
      <text:p text:style-name="P7"><text:span text:style-name="T7_1">double</text:span><text:span text:style-name="T7_2"><text:s/></text:span><text:span text:style-name="T7_3">user</text:span><text:span text:style-name="T7_4">_</text:span><text:span text:style-name="T7_5">input</text:span><text:span text:style-name="T7_6">(</text:span><text:span text:style-name="T7_7">double</text:span><text:span text:style-name="T7_8">&amp;<text:s/></text:span><text:span text:style-name="T7_9">pounds</text:span><text:span text:style-name="T7_10">,<text:s/></text:span><text:span text:style-name="T7_11">double</text:span><text:span text:style-name="T7_12">&amp;<text:s/></text:span><text:span text:style-name="T7_13">ounces</text:span><text:span text:style-name="T7_14">);</text:span></text:p>
      <text:p text:style-name="P8"><text:span text:style-name="T8_1">double</text:span><text:span text:style-name="T8_2"><text:s/></text:span><text:span text:style-name="T8_3">calculation</text:span><text:span text:style-name="T8_4">(</text:span><text:span text:style-name="T8_5">double</text:span><text:span text:style-name="T8_6">&amp;<text:s/></text:span><text:span text:style-name="T8_7">pounds</text:span><text:span text:style-name="T8_8">,<text:s/></text:span><text:span text:style-name="T8_9">double</text:span><text:span text:style-name="T8_10">&amp;<text:s/></text:span><text:span text:style-name="T8_11">ounces</text:span><text:span text:style-name="T8_12">,<text:s/></text:span><text:span text:style-name="T8_13">double</text:span><text:span text:style-name="T8_14">&amp;<text:s/></text:span><text:span text:style-name="T8_15">kilograms</text:span><text:span text:style-name="T8_16">,<text:s/></text:span><text:span text:style-name="T8_17">double</text:span><text:span text:style-name="T8_18">&amp;<text:s/></text:span><text:span text:style-name="T8_19">grams</text:span><text:span text:style-name="T8_20">);</text:span></text:p>
      <text:p text:style-name="P9"><text:span text:style-name="T9_1">double</text:span><text:span text:style-name="T9_2"><text:s/></text:span><text:span text:style-name="T9_3">result</text:span><text:span text:style-name="T9_4"><text:s/>(</text:span><text:span text:style-name="T9_5">double</text:span><text:span text:style-name="T9_6">&amp;<text:s/></text:span><text:span text:style-name="T9_7">kilograms</text:span><text:span text:style-name="T9_8">,<text:s/></text:span><text:span text:style-name="T9_9">double</text:span><text:span text:style-name="T9_10">&amp;<text:s/></text:span><text:span text:style-name="T9_11">grams</text:span><text:span text:style-name="T9_12">);</text:span></text:p>
      <text:p text:style-name="P10"/>
      <text:p text:style-name="P11"><text:span text:style-name="T11_1">int</text:span><text:span text:style-name="T11_2"><text:s/></text:span><text:span text:style-name="T11_3">main</text:span><text:span text:style-name="T11_4">()</text:span></text:p>
      <text:p text:style-name="P12"><text:span text:style-name="T12_1">{</text:span></text:p>
      <text:p text:style-name="P13"/>
      <text:p text:style-name="P14"><text:span text:style-name="T14_1">char</text:span><text:span text:style-name="T14_2"><text:s/></text:span><text:span text:style-name="T14_3">answer</text:span><text:span text:style-name="T14_4">;</text:span></text:p>
      <text:p text:style-name="P15"><text:span text:style-name="T15_1"><text:s text:c="4"/></text:span><text:span text:style-name="T15_2">do</text:span><text:span text:style-name="T15_3"><text:s/>//<text:s/></text:span><text:span text:style-name="T15_4">beggining</text:span><text:span text:style-name="T15_5"><text:s/></text:span><text:span text:style-name="T15_6">of</text:span><text:span text:style-name="T15_7"><text:s/></text:span><text:span text:style-name="T15_8">loop</text:span><text:span text:style-name="T15_9">.<text:s text:c="9"/>//</text:span><text:span text:style-name="T15_10">There</text:span><text:span text:style-name="T15_11"><text:s/></text:span><text:span text:style-name="T15_12">are</text:span><text:span text:style-name="T15_13"><text:s/></text:span><text:span text:style-name="T15_14">two</text:span><text:span text:style-name="T15_15"><text:s/></text:span><text:span text:style-name="T15_16">blocks</text:span><text:span text:style-name="T15_17"><text:s/></text:span><text:span text:style-name="T15_18">of</text:span><text:span text:style-name="T15_19"><text:s/></text:span><text:span text:style-name="T15_20">code</text:span><text:span text:style-name="T15_21"><text:s/></text:span><text:span text:style-name="T15_22">within</text:span><text:span text:style-name="T15_23"><text:s/></text:span><text:span text:style-name="T15_24">each</text:span><text:span text:style-name="T15_25"><text:s/></text:span><text:span text:style-name="T15_26">other</text:span><text:span text:style-name="T15_27"><text:s/></text:span><text:span text:style-name="T15_28">here</text:span><text:span text:style-name="T15_29">.</text:span></text:p>
      <text:p text:style-name="P16"><text:span text:style-name="T16_1"><text:s text:c="4"/></text:span><text:span text:style-name="T16_2">{<text:tab/><text:tab/><text:tab/><text:tab/><text:s text:c="6"/>//<text:s/></text:span><text:span text:style-name="T16_3">The</text:span><text:span text:style-name="T16_4"><text:s/></text:span><text:span text:style-name="T16_5">block</text:span><text:span text:style-name="T16_6"><text:s/></text:span><text:span text:style-name="T16_7">of</text:span><text:span text:style-name="T16_8"><text:s/></text:span><text:span text:style-name="T16_9">code</text:span><text:span text:style-name="T16_10"><text:s/></text:span><text:span text:style-name="T16_11">from</text:span><text:span text:style-name="T16_12"><text:s/></text:span><text:span text:style-name="T16_13">int</text:span><text:span text:style-name="T16_14"><text:s/></text:span><text:span text:style-name="T16_15">main</text:span><text:span text:style-name="T16_16">,<text:s/></text:span><text:span text:style-name="T16_17">and</text:span><text:span text:style-name="T16_18"><text:s/></text:span><text:span text:style-name="T16_19">the</text:span><text:span text:style-name="T16_20"><text:s/></text:span><text:span text:style-name="T16_21">block</text:span><text:span text:style-name="T16_22"><text:s/></text:span><text:span text:style-name="T16_23">of</text:span><text:span text:style-name="T16_24"><text:s/></text:span><text:span text:style-name="T16_25">code</text:span><text:span text:style-name="T16_26"><text:s text:c="8"/></text:span></text:p>
      <text:p text:style-name="P17"><text:span text:style-name="T17_1"><text:tab/><text:tab/><text:tab/><text:tab/><text:s text:c="6"/>//<text:s/></text:span><text:span text:style-name="T17_2">from</text:span><text:span text:style-name="T17_3"><text:s/></text:span><text:span text:style-name="T17_4">the</text:span><text:span text:style-name="T17_5"><text:s/></text:span><text:span text:style-name="T17_6">do</text:span><text:span text:style-name="T17_7"><text:s/></text:span><text:span text:style-name="T17_8">while</text:span><text:span text:style-name="T17_9">.</text:span></text:p>
      <text:p text:style-name="P18"/>
      <text:p text:style-name="P19"><text:span text:style-name="T19_1"><text:s text:c="4"/></text:span><text:span text:style-name="T19_2">double</text:span><text:span text:style-name="T19_3"><text:s/></text:span><text:span text:style-name="T19_4">pounds</text:span><text:span text:style-name="T19_5">,<text:s/></text:span><text:span text:style-name="T19_6">ounces</text:span><text:span text:style-name="T19_7">,<text:s/></text:span><text:span text:style-name="T19_8">kilograms</text:span><text:span text:style-name="T19_9">,<text:s/></text:span><text:span text:style-name="T19_10">grams</text:span><text:span text:style-name="T19_11">;</text:span></text:p>
      <text:p text:style-name="P20"/>
      <text:p text:style-name="P21"><text:span text:style-name="T21_1"><text:s text:c="4"/></text:span><text:span text:style-name="T21_2">user</text:span><text:span text:style-name="T21_3">_</text:span><text:span text:style-name="T21_4">input</text:span><text:span text:style-name="T21_5">(</text:span><text:span text:style-name="T21_6">pounds</text:span><text:span text:style-name="T21_7">,<text:s/></text:span><text:span text:style-name="T21_8">ounces</text:span><text:span text:style-name="T21_9">);<text:s/>//</text:span><text:span text:style-name="T21_10">calling</text:span><text:span text:style-name="T21_11"><text:s/></text:span><text:span text:style-name="T21_12">function</text:span></text:p>
      <text:p text:style-name="P22"/>
      <text:p text:style-name="P23"><text:span text:style-name="T23_1"><text:s text:c="4"/></text:span><text:span text:style-name="T23_2">calculation</text:span><text:span text:style-name="T23_3">(</text:span><text:span text:style-name="T23_4">pounds</text:span><text:span text:style-name="T23_5">,<text:s/></text:span><text:span text:style-name="T23_6">ounces</text:span><text:span text:style-name="T23_7">,<text:s/></text:span><text:span text:style-name="T23_8">kilograms</text:span><text:span text:style-name="T23_9">,<text:s/></text:span><text:span text:style-name="T23_10">grams</text:span><text:span text:style-name="T23_11">);//<text:s/></text:span><text:span text:style-name="T23_12">calling</text:span><text:span text:style-name="T23_13"><text:s/></text:span><text:span text:style-name="T23_14">function</text:span></text:p>
      <text:p text:style-name="P24"><text:span text:style-name="T24_1"><text:s text:c="4"/></text:span><text:span text:style-name="T24_2">result</text:span><text:span text:style-name="T24_3">(</text:span><text:span text:style-name="T24_4">kilograms</text:span><text:span text:style-name="T24_5">,<text:s/></text:span><text:span text:style-name="T24_6">grams</text:span><text:span text:style-name="T24_7">);//</text:span><text:span text:style-name="T24_8">calling</text:span><text:span text:style-name="T24_9"><text:s/></text:span><text:span text:style-name="T24_10">function</text:span></text:p>
      <text:p text:style-name="P25"/>
      <text:p text:style-name="P26"><text:span text:style-name="T26_1"><text:s text:c="4"/></text:span><text:span text:style-name="T26_2">cout</text:span><text:span text:style-name="T26_3"><text:s/>&lt;&lt;<text:s/>"</text:span><text:span text:style-name="T26_4">Would</text:span><text:span text:style-name="T26_5"><text:s/></text:span><text:span text:style-name="T26_6">you</text:span><text:span text:style-name="T26_7"><text:s/></text:span><text:span text:style-name="T26_8">like</text:span><text:span text:style-name="T26_9"><text:s/></text:span><text:span text:style-name="T26_10">to</text:span><text:span text:style-name="T26_11"><text:s/></text:span><text:span text:style-name="T26_12">try</text:span><text:span text:style-name="T26_13"><text:s/></text:span><text:span text:style-name="T26_14">again</text:span><text:span text:style-name="T26_15">?<text:s/></text:span><text:span text:style-name="T26_16">If</text:span><text:span text:style-name="T26_17"><text:s/></text:span><text:span text:style-name="T26_18">so</text:span><text:span text:style-name="T26_19"><text:s/></text:span><text:span text:style-name="T26_20">click</text:span><text:span text:style-name="T26_21"><text:s/></text:span><text:span text:style-name="T26_22">y</text:span><text:span text:style-name="T26_23">."<text:s/>&lt;&lt;<text:s/></text:span><text:span text:style-name="T26_24">endl</text:span><text:span text:style-name="T26_25"><text:s/>&lt;&lt;<text:s/></text:span><text:span text:style-name="T26_26">endl</text:span><text:span text:style-name="T26_27">;</text:span></text:p>
      <text:p text:style-name="P27"><text:span text:style-name="T27_1"><text:s text:c="4"/></text:span><text:span text:style-name="T27_2">cout</text:span><text:span text:style-name="T27_3"><text:s/>&lt;&lt;<text:s/>"</text:span><text:span text:style-name="T27_4">If</text:span><text:span text:style-name="T27_5"><text:s/></text:span><text:span text:style-name="T27_6">not</text:span><text:span text:style-name="T27_7"><text:s/></text:span><text:span text:style-name="T27_8">press</text:span><text:span text:style-name="T27_9"><text:s/></text:span><text:span text:style-name="T27_10">any</text:span><text:span text:style-name="T27_11"><text:s/></text:span><text:span text:style-name="T27_12">other</text:span><text:span text:style-name="T27_13"><text:s/></text:span><text:span text:style-name="T27_14">key</text:span><text:span text:style-name="T27_15"><text:s/></text:span><text:span text:style-name="T27_16">on</text:span><text:span text:style-name="T27_17"><text:s/></text:span><text:span text:style-name="T27_18">your</text:span><text:span text:style-name="T27_19"><text:s/></text:span><text:span text:style-name="T27_20">keyboard</text:span><text:span text:style-name="T27_21">."<text:s/>&lt;&lt;<text:s/></text:span><text:span text:style-name="T27_22">endl</text:span><text:span text:style-name="T27_23"><text:s/>&lt;&lt;<text:s/></text:span><text:span text:style-name="T27_24">endl</text:span><text:span text:style-name="T27_25">;</text:span></text:p>
      <text:p text:style-name="P28"><text:span text:style-name="T28_1"><text:s text:c="4"/></text:span><text:span text:style-name="T28_2">cin</text:span><text:span text:style-name="T28_3"><text:s/>&gt;&gt;<text:s/></text:span><text:span text:style-name="T28_4">answer</text:span><text:span text:style-name="T28_5">;</text:span></text:p>
      <text:p text:style-name="P29"/>
      <text:p text:style-name="P30"><text:span text:style-name="T30_1"><text:s text:c="4"/>}</text:span></text:p>
      <text:p text:style-name="P31"><text:span text:style-name="T31_1"><text:s text:c="4"/></text:span><text:span text:style-name="T31_2">while</text:span><text:span text:style-name="T31_3">(</text:span><text:span text:style-name="T31_4">answer</text:span><text:span text:style-name="T31_5"><text:s/>==<text:s/>'</text:span><text:span text:style-name="T31_6">y</text:span><text:span text:style-name="T31_7">'<text:s/>||<text:s/></text:span><text:span text:style-name="T31_8">answer</text:span><text:span text:style-name="T31_9"><text:s/>==<text:s/>'</text:span><text:span text:style-name="T31_10">y</text:span><text:span text:style-name="T31_11">');<text:s/>//</text:span><text:span text:style-name="T31_12">End</text:span><text:span text:style-name="T31_13"><text:s/></text:span><text:span text:style-name="T31_14">of</text:span><text:span text:style-name="T31_15"><text:s/></text:span><text:span text:style-name="T31_16">loop</text:span><text:span text:style-name="T31_17">.</text:span></text:p>
      <text:p text:style-name="P32"/>
      <text:p text:style-name="P33"><text:span text:style-name="T33_1"><text:s text:c="4"/></text:span><text:span text:style-name="T33_2">return</text:span><text:span text:style-name="T33_3"><text:s/>0;</text:span></text:p>
      <text:p text:style-name="P34"><text:span text:style-name="T34_1">}</text:span></text:p>
      <text:p text:style-name="P35"/>
      <text:p text:style-name="P36"/>
      <text:p text:style-name="P37"><text:span text:style-name="T37_1"><text:s text:c="4"/></text:span><text:span text:style-name="T37_2">double</text:span><text:span text:style-name="T37_3"><text:s/></text:span><text:span text:style-name="T37_4">user</text:span><text:span text:style-name="T37_5">_</text:span><text:span text:style-name="T37_6">input</text:span><text:span text:style-name="T37_7">(</text:span><text:span text:style-name="T37_8">double</text:span><text:span text:style-name="T37_9">&amp;<text:s/></text:span><text:span text:style-name="T37_10">pounds</text:span><text:span text:style-name="T37_11">,<text:s/></text:span><text:span text:style-name="T37_12">double</text:span><text:span text:style-name="T37_13">&amp;<text:s/></text:span><text:span text:style-name="T37_14">ounces</text:span><text:span text:style-name="T37_15">)<text:s/>//</text:span><text:span text:style-name="T37_16">Function</text:span><text:span text:style-name="T37_17"><text:s/></text:span><text:span text:style-name="T37_18">for</text:span><text:span text:style-name="T37_19"><text:s/></text:span><text:span text:style-name="T37_20">user</text:span><text:span text:style-name="T37_21"><text:s/></text:span><text:span text:style-name="T37_22">to</text:span><text:span text:style-name="T37_23"><text:s/></text:span><text:span text:style-name="T37_24">input</text:span><text:span text:style-name="T37_25"><text:s/></text:span><text:span text:style-name="T37_26">pounds</text:span><text:span text:style-name="T37_27"><text:s/></text:span><text:span text:style-name="T37_28">and</text:span><text:span text:style-name="T37_29"><text:s/></text:span><text:span text:style-name="T37_30">ounces</text:span><text:span text:style-name="T37_31">.</text:span></text:p>
      <text:p text:style-name="P38"/>
      <text:p text:style-name="P39"><text:span text:style-name="T39_1"><text:s text:c="7"/></text:span><text:span text:style-name="T39_2"><text:s/>{</text:span></text:p>
      <text:p text:style-name="P40"/>
      <text:p text:style-name="P41"><text:span text:style-name="T41_1"><text:s text:c="12"/></text:span><text:span text:style-name="T41_2">cout</text:span><text:span text:style-name="T41_3"><text:s/>&lt;&lt;<text:s/>"</text:span><text:span text:style-name="T41_4">Please</text:span><text:span text:style-name="T41_5"><text:s/></text:span><text:span text:style-name="T41_6">enter</text:span><text:span text:style-name="T41_7"><text:s/></text:span><text:span text:style-name="T41_8">in</text:span><text:span text:style-name="T41_9"><text:s/></text:span><text:span text:style-name="T41_10">the</text:span><text:span text:style-name="T41_11"><text:s/></text:span><text:span text:style-name="T41_12">amount</text:span><text:span text:style-name="T41_13"><text:s/></text:span><text:span text:style-name="T41_14">of</text:span><text:span text:style-name="T41_15"><text:s/></text:span><text:span text:style-name="T41_16">pounds</text:span><text:span text:style-name="T41_17"><text:s/></text:span><text:span text:style-name="T41_18">we</text:span><text:span text:style-name="T41_19"><text:s/></text:span><text:span text:style-name="T41_20">are</text:span><text:span text:style-name="T41_21"><text:s/></text:span><text:span text:style-name="T41_22">dealing</text:span><text:span text:style-name="T41_23"><text:s/></text:span><text:span text:style-name="T41_24">with</text:span><text:span text:style-name="T41_25">."<text:s/>&lt;&lt;<text:s/></text:span><text:span text:style-name="T41_26">endl</text:span><text:span text:style-name="T41_27"><text:s/>&lt;&lt;<text:s/></text:span><text:span text:style-name="T41_28">endl</text:span><text:span text:style-name="T41_29">;</text:span></text:p>
      <text:p text:style-name="P42"><text:span text:style-name="T42_1"><text:s text:c="12"/></text:span><text:span text:style-name="T42_2">cin</text:span><text:span text:style-name="T42_3"><text:s/>&gt;&gt;<text:s/></text:span><text:span text:style-name="T42_4">pounds</text:span><text:span text:style-name="T42_5">;</text:span></text:p>
      <text:p text:style-name="P43"/>
      <text:p text:style-name="P44"><text:span text:style-name="T44_1"><text:s text:c="12"/></text:span><text:span text:style-name="T44_2">cout</text:span><text:span text:style-name="T44_3"><text:s/>&lt;&lt;<text:s/>"</text:span><text:span text:style-name="T44_4">Plese</text:span><text:span text:style-name="T44_5"><text:s/></text:span><text:span text:style-name="T44_6">enter</text:span><text:span text:style-name="T44_7"><text:s/></text:span><text:span text:style-name="T44_8">in</text:span><text:span text:style-name="T44_9"><text:s/></text:span><text:span text:style-name="T44_10">the</text:span><text:span text:style-name="T44_11"><text:s/></text:span><text:span text:style-name="T44_12">amount</text:span><text:span text:style-name="T44_13"><text:s/></text:span><text:span text:style-name="T44_14">of</text:span><text:span text:style-name="T44_15"><text:s/></text:span><text:span text:style-name="T44_16">ounces</text:span><text:span text:style-name="T44_17"><text:s/></text:span><text:span text:style-name="T44_18">we</text:span><text:span text:style-name="T44_19"><text:s/></text:span><text:span text:style-name="T44_20">are</text:span><text:span text:style-name="T44_21"><text:s/></text:span><text:span text:style-name="T44_22">dealing</text:span><text:span text:style-name="T44_23"><text:s/></text:span><text:span text:style-name="T44_24">with</text:span><text:span text:style-name="T44_25">.<text:s/>"<text:s/>&lt;&lt;<text:s/></text:span><text:span text:style-name="T44_26">endl</text:span><text:span text:style-name="T44_27"><text:s/>&lt;&lt;<text:s/></text:span><text:span text:style-name="T44_28">endl</text:span><text:span text:style-name="T44_29">;</text:span></text:p>
      <text:p text:style-name="P45"><text:span text:style-name="T45_1"><text:s text:c="12"/></text:span><text:span text:style-name="T45_2">cin</text:span><text:span text:style-name="T45_3"><text:s/>&gt;&gt;<text:s/></text:span><text:span text:style-name="T45_4">ounces</text:span><text:span text:style-name="T45_5">;</text:span></text:p>
      <text:p text:style-name="P46"/>
      <text:p text:style-name="P47"><text:span text:style-name="T47_1"><text:s text:c="12"/></text:span><text:span text:style-name="T47_2">return</text:span><text:span text:style-name="T47_3"><text:s/></text:span><text:span text:style-name="T47_4">pounds</text:span><text:span text:style-name="T47_5">;</text:span></text:p>
      <text:p text:style-name="P48"><text:span text:style-name="T48_1"><text:s text:c="12"/></text:span><text:span text:style-name="T48_2">return</text:span><text:span text:style-name="T48_3"><text:s/></text:span><text:span text:style-name="T48_4">ounces</text:span><text:span text:style-name="T48_5">;</text:span></text:p>
      <text:p text:style-name="P49"><text:span text:style-name="T49_1"><text:s text:c="8"/>}</text:span></text:p>
      <text:p text:style-name="P50"/>
      <text:p text:style-name="P51"/>
      <text:p text:style-name="P52"><text:span text:style-name="T52_1"><text:s text:c="4"/></text:span><text:span text:style-name="T52_2">double</text:span><text:span text:style-name="T52_3"><text:s/></text:span><text:span text:style-name="T52_4">calculation</text:span><text:span text:style-name="T52_5">(</text:span><text:span text:style-name="T52_6">double</text:span><text:span text:style-name="T52_7">&amp;<text:s/></text:span><text:span text:style-name="T52_8">pounds</text:span><text:span text:style-name="T52_9">,<text:s/></text:span><text:span text:style-name="T52_10">double</text:span><text:span text:style-name="T52_11">&amp;<text:s/></text:span><text:span text:style-name="T52_12">ounces</text:span><text:span text:style-name="T52_13">,<text:s/></text:span><text:span text:style-name="T52_14">double</text:span><text:span text:style-name="T52_15">&amp;<text:s/></text:span><text:span text:style-name="T52_16">kilograms</text:span><text:span text:style-name="T52_17">,<text:s/></text:span><text:span text:style-name="T52_18">double</text:span><text:span text:style-name="T52_19">&amp;<text:s/></text:span><text:span text:style-name="T52_20">grams</text:span><text:span text:style-name="T52_21">)<text:s/>//</text:span><text:span text:style-name="T52_22">Function</text:span><text:span text:style-name="T52_23"><text:s/></text:span><text:span text:style-name="T52_24">for</text:span><text:span text:style-name="T52_25"><text:s/></text:span><text:span text:style-name="T52_26">the</text:span><text:span text:style-name="T52_27"><text:s/></text:span><text:span text:style-name="T52_28">calculation</text:span><text:span text:style-name="T52_29"><text:s/></text:span><text:span text:style-name="T52_30">to</text:span><text:span text:style-name="T52_31"><text:s/></text:span><text:span text:style-name="T52_32">convert</text:span><text:span text:style-name="T52_33"><text:s/></text:span><text:span text:style-name="T52_34">feet</text:span><text:span text:style-name="T52_35"><text:s/></text:span><text:span text:style-name="T52_36">and</text:span><text:span text:style-name="T52_37"><text:s/></text:span><text:span text:style-name="T52_38">inches</text:span><text:span text:style-name="T52_39"><text:s/></text:span><text:span text:style-name="T52_40">to</text:span><text:span text:style-name="T52_41"><text:s/></text:span><text:span text:style-name="T52_42">kilograms</text:span><text:span text:style-name="T52_43"><text:s/></text:span><text:span text:style-name="T52_44">and</text:span><text:span text:style-name="T52_45"><text:s/></text:span><text:span text:style-name="T52_46">centimeters</text:span><text:span text:style-name="T52_47">.</text:span></text:p>
      <text:p text:style-name="P53"/>
      <text:p text:style-name="P54"><text:span text:style-name="T54_1"><text:s text:c="7"/></text:span><text:span text:style-name="T54_2"><text:s/>{</text:span></text:p>
      <text:p text:style-name="P55"/>
      <text:p text:style-name="P56"><text:span text:style-name="T56_1"><text:s text:c="12"/></text:span><text:span text:style-name="T56_2">kilograms</text:span><text:span text:style-name="T56_3"><text:s/>=<text:s/>2.2046<text:s/>*<text:s/></text:span><text:span text:style-name="T56_4">pounds</text:span><text:span text:style-name="T56_5">;</text:span></text:p>
      <text:p text:style-name="P57"><text:span text:style-name="T57_1"><text:s text:c="12"/></text:span><text:span text:style-name="T57_2">grams</text:span><text:span text:style-name="T57_3"><text:s/>=<text:s/></text:span><text:span text:style-name="T57_4">ounces</text:span><text:span text:style-name="T57_5"><text:s/>*<text:s/>28.349;</text:span></text:p>
      <text:p text:style-name="P58"/>
      <text:p text:style-name="P59"><text:span text:style-name="T59_1"><text:s text:c="12"/></text:span><text:span text:style-name="T59_2">return</text:span><text:span text:style-name="T59_3"><text:s/></text:span><text:span text:style-name="T59_4">kilograms</text:span><text:span text:style-name="T59_5">;</text:span></text:p>
      <text:p text:style-name="P60"><text:span text:style-name="T60_1"><text:s text:c="12"/></text:span><text:span text:style-name="T60_2">return</text:span><text:span text:style-name="T60_3"><text:s/></text:span><text:span text:style-name="T60_4">grams</text:span><text:span text:style-name="T60_5">;</text:span></text:p>
      <text:p text:style-name="P61"><text:span text:style-name="T61_1"><text:s text:c="8"/>}</text:span></text:p>
      <text:p text:style-name="P62"/>
      <text:p text:style-name="P63"/>
      <text:p text:style-name="P64"><text:span text:style-name="T64_1"><text:s text:c="4"/></text:span><text:span text:style-name="T64_2">double</text:span><text:span text:style-name="T64_3"><text:s/></text:span><text:span text:style-name="T64_4">result</text:span><text:span text:style-name="T64_5"><text:s/>(</text:span><text:span text:style-name="T64_6">double</text:span><text:span text:style-name="T64_7">&amp;<text:s/></text:span><text:span text:style-name="T64_8">kilograms</text:span><text:span text:style-name="T64_9">,<text:s/></text:span><text:span text:style-name="T64_10">double</text:span><text:span text:style-name="T64_11">&amp;<text:s/></text:span><text:span text:style-name="T64_12">grams</text:span><text:span text:style-name="T64_13">)<text:s/>//</text:span><text:span text:style-name="T64_14">Function</text:span><text:span text:style-name="T64_15"><text:s/></text:span><text:span text:style-name="T64_16">for</text:span><text:span text:style-name="T64_17"><text:s/></text:span><text:span text:style-name="T64_18">the</text:span><text:span text:style-name="T64_19"><text:s/></text:span><text:span text:style-name="T64_20">output</text:span><text:span text:style-name="T64_21"><text:s/></text:span><text:span text:style-name="T64_22">of</text:span><text:span text:style-name="T64_23"><text:s/></text:span><text:span text:style-name="T64_24">kilograms</text:span><text:span text:style-name="T64_25"><text:s/></text:span><text:span text:style-name="T64_26">and</text:span><text:span text:style-name="T64_27"><text:s/></text:span><text:span text:style-name="T64_28">grams</text:span><text:span text:style-name="T64_29">.</text:span></text:p>
      <text:p text:style-name="P65"/>
      <text:p text:style-name="P66"><text:span text:style-name="T66_1"><text:s text:c="7"/></text:span><text:span text:style-name="T66_2"><text:s/>{</text:span></text:p>
      <text:p text:style-name="P67"><text:span text:style-name="T67_1"><text:s text:c="12"/></text:span><text:span text:style-name="T67_2">cout</text:span><text:span text:style-name="T67_3"><text:s/>&lt;&lt;<text:s/>"</text:span><text:span text:style-name="T67_4">The</text:span><text:span text:style-name="T67_5"><text:s/></text:span><text:span text:style-name="T67_6">amount</text:span><text:span text:style-name="T67_7"><text:s/></text:span><text:span text:style-name="T67_8">of</text:span><text:span text:style-name="T67_9"><text:s/></text:span><text:span text:style-name="T67_10">kilograms</text:span><text:span text:style-name="T67_11"><text:s/></text:span><text:span text:style-name="T67_12">you</text:span><text:span text:style-name="T67_13"><text:s/></text:span><text:span text:style-name="T67_14">have</text:span><text:span text:style-name="T67_15"><text:s/></text:span><text:span text:style-name="T67_16">is</text:span><text:span text:style-name="T67_17">:<text:s/>"<text:s/>&lt;&lt;<text:s/></text:span><text:span text:style-name="T67_18">kilograms</text:span><text:span text:style-name="T67_19"><text:s/>&lt;&lt;<text:s/></text:span><text:span text:style-name="T67_20">endl</text:span><text:span text:style-name="T67_21"><text:s/>&lt;&lt;<text:s/></text:span><text:span text:style-name="T67_22">endl</text:span><text:span text:style-name="T67_23">;</text:span></text:p>
      <text:p text:style-name="P68"/>
      <text:p text:style-name="P69"><text:span text:style-name="T69_1"><text:s text:c="12"/></text:span><text:span text:style-name="T69_2">cout</text:span><text:span text:style-name="T69_3"><text:s/>&lt;&lt;<text:s/>"</text:span><text:span text:style-name="T69_4">The</text:span><text:span text:style-name="T69_5"><text:s/></text:span><text:span text:style-name="T69_6">ammount</text:span><text:span text:style-name="T69_7"><text:s/></text:span><text:span text:style-name="T69_8">of</text:span><text:span text:style-name="T69_9"><text:s/></text:span><text:span text:style-name="T69_10">grams</text:span><text:span text:style-name="T69_11"><text:s/></text:span><text:span text:style-name="T69_12">you</text:span><text:span text:style-name="T69_13"><text:s/></text:span><text:span text:style-name="T69_14">have</text:span><text:span text:style-name="T69_15"><text:s/></text:span><text:span text:style-name="T69_16">is</text:span><text:span text:style-name="T69_17">:<text:s/>"<text:s/>&lt;&lt;<text:s/></text:span><text:span text:style-name="T69_18">grams</text:span><text:span text:style-name="T69_19"><text:s/>&lt;&lt;<text:s/></text:span><text:span text:style-name="T69_20">endl</text:span><text:span text:style-name="T69_21"><text:s/>&lt;&lt;<text:s/></text:span><text:span text:style-name="T69_22">endl</text:span><text:span text:style-name="T69_23">;</text:span></text:p>
      <text:p text:style-name="P70"/>
      <text:p text:style-name="P71"><text:span text:style-name="T71_1"><text:s text:c="12"/></text:span><text:span text:style-name="T71_2">return</text:span><text:span text:style-name="T71_3"><text:s/>0;</text:span></text:p>
      <text:p text:style-name="P72"><text:span text:style-name="T72_1"><text:s text:c="8"/>}</text:span></text:p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